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wis721" svg:font-family="Swis721"/>
    <style:font-face style:name="Swis721 B" svg:font-family="'Swis721 B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2cc9" officeooo:paragraph-rsid="00012cc9"/>
    </style:style>
    <style:style style:name="P2" style:family="paragraph" style:parent-style-name="Standard">
      <style:text-properties officeooo:rsid="00028314" officeooo:paragraph-rsid="00028314"/>
    </style:style>
    <style:style style:name="P3" style:family="paragraph" style:parent-style-name="Standard">
      <style:text-properties officeooo:paragraph-rsid="00012cc9"/>
    </style:style>
    <style:style style:name="P4" style:family="paragraph" style:parent-style-name="Standard">
      <style:text-properties style:text-underline-style="solid" style:text-underline-width="auto" style:text-underline-color="font-color" officeooo:rsid="00012cc9" officeooo:paragraph-rsid="00012cc9"/>
    </style:style>
    <style:style style:name="P5" style:family="paragraph" style:parent-style-name="Standard">
      <style:text-properties officeooo:paragraph-rsid="00028314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Swis721" fo:font-size="9.75pt" fo:letter-spacing="normal" fo:font-style="normal" fo:font-weight="normal"/>
    </style:style>
    <style:style style:name="T1" style:family="text">
      <style:text-properties officeooo:rsid="00012cc9"/>
    </style:style>
    <style:style style:name="T2" style:family="text">
      <style:text-properties officeooo:rsid="00028314"/>
    </style:style>
    <style:style style:name="T3" style:family="text">
      <style:text-properties fo:font-variant="normal" fo:text-transform="none" fo:color="#1970c2" style:font-name="Swis721 B" fo:font-size="16.5pt" fo:letter-spacing="normal" fo:font-style="normal" fo:font-weight="normal"/>
    </style:style>
    <style:style style:name="T4" style:family="text">
      <style:text-properties fo:font-variant="normal" fo:text-transform="none" fo:color="#1970c2" style:font-name="Swis721 B" fo:font-size="16.5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1970c2" style:font-name="Swis721 B" fo:font-size="16.5pt" fo:letter-spacing="normal" fo:font-style="normal" style:text-underline-style="solid" style:text-underline-width="auto" style:text-underline-color="font-color" fo:font-weight="normal" officeooo:rsid="00012cc9"/>
    </style:style>
    <style:style style:name="T6" style:family="text">
      <style:text-properties fo:font-variant="normal" fo:text-transform="none" fo:color="#1970c2" style:font-name="Swis721 B" fo:font-size="16.5pt" fo:letter-spacing="normal" fo:font-style="normal" style:text-underline-style="solid" style:text-underline-width="auto" style:text-underline-color="font-color" fo:font-weight="normal" officeooo:rsid="0004fdd0"/>
    </style:style>
    <style:style style:name="T7" style:family="text">
      <style:text-properties fo:font-variant="normal" fo:text-transform="none" fo:color="#333333" style:font-name="Swis721" fo:font-size="9.75pt" fo:letter-spacing="normal" fo:font-style="normal" fo:font-weight="normal"/>
    </style:style>
    <style:style style:name="T8" style:family="text">
      <style:text-properties fo:font-variant="normal" fo:text-transform="none" fo:color="#846aff" style:font-name="Swis721 B" fo:font-size="33pt" fo:letter-spacing="-0.053cm" fo:font-style="normal" fo:font-weight="normal" loext:padding="0cm" loext:border="none"/>
    </style:style>
    <style:style style:name="T9" style:family="text">
      <style:text-properties fo:font-variant="normal" fo:text-transform="none" fo:color="#545454" style:font-name="arial" fo:font-size="10.5pt" fo:letter-spacing="normal" fo:font-style="normal" style:text-underline-style="solid" style:text-underline-width="auto" style:text-underline-color="font-color" fo:font-weight="normal" officeooo:rsid="00012cc9"/>
    </style:style>
    <style:style style:name="T10" style:family="text">
      <style:text-properties fo:font-variant="normal" fo:text-transform="none" fo:color="#6a6a6a" style:font-name="arial" fo:font-size="10.5pt" fo:letter-spacing="normal" fo:font-style="normal" style:text-underline-style="solid" style:text-underline-width="auto" style:text-underline-color="font-color" fo:font-weight="bold" officeooo:rsid="00012c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tividade</text:p>
      <text:p text:style-name="P1"/>
      <text:p text:style-name="P1">Pesquise um processador (Intel ou AMD) para realização de uma compra com a observação dos seguintes pontos:</text:p>
      <text:p text:style-name="P1"/>
      <text:p text:style-name="P1"/>
      <text:p text:style-name="P5"><text:span text:style-name="T1">Nome e tecnologia (nm ou codinome) : </text:span><text:span text:style-name="T5">Processador Intel Core i9-9900KF </text:span><text:span text:style-name="T6">com </text:span><text:span text:style-name="T5"><text:s/></text:span><text:span text:style-name="T9">Litografia 14 </text:span><text:span text:style-name="Emphasis"><text:span text:style-name="T10">nm</text:span></text:span><text:span text:style-name="T5"> </text:span></text:p>
      <text:p text:style-name="P4"/>
      <text:p text:style-name="P3"><text:span text:style-name="T1">Soquete: </text:span><text:span text:style-name="T7">FCLGA1151</text:span> </text:p>
      <text:p text:style-name="P3"><text:span text:style-name="T1">Clock (relógio) em GHz: </text:span><text:span text:style-name="T7">Freqüência básica: 3.60 GHz</text:span></text:p>
      <text:p text:style-name="P6"><text:s/><text:span text:style-name="T2">e </text:span>Freqüência Máxima Turbo: 5.00 GHz</text:p>
      <text:p text:style-name="P1"/>
      <text:p text:style-name="P3"><text:span text:style-name="T1">Quantidade de núcleos: </text:span><text:span text:style-name="T7">8</text:span> <text:span text:style-name="T2">núcleos</text:span></text:p>
      <text:p text:style-name="P3"><text:span text:style-name="T1">Hyper-Thread (Intel) e Simultaneous Multithreading (SMT, AMD): </text:span><text:span text:style-name="T7">16 threads</text:span> </text:p>
      <text:p text:style-name="P3"><text:span text:style-name="T1">Controlador de vídeo: <text:s/></text:span><text:span text:style-name="T3">Sem Vídeo</text:span></text:p>
      <text:p text:style-name="P1"/>
      <text:p text:style-name="P3"><text:span text:style-name="T1">Memória cache: </text:span><text:span text:style-name="T7">16 MB</text:span> </text:p>
      <text:p text:style-name="P3"><text:span text:style-name="T1">TDP: </text:span><text:span text:style-name="T7">95 W</text:span> </text:p>
      <text:p text:style-name="P3"><text:span text:style-name="T1">Preço: </text:span><text:span text:style-name="Strong_20_Emphasis"><text:span text:style-name="T8">R$ 2.752,82</text:span></text:span> 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wis721" svg:font-family="Swis721"/>
    <style:font-face style:name="Swis721 B" svg:font-family="'Swis721 B'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5:33:35.245000000</meta:creation-date>
    <dc:date>2019-09-17T16:32:14.352000000</dc:date>
    <meta:editing-duration>PT3M39S</meta:editing-duration>
    <meta:editing-cycles>1</meta:editing-cycles>
    <meta:document-statistic meta:table-count="0" meta:image-count="0" meta:object-count="0" meta:page-count="1" meta:paragraph-count="12" meta:word-count="78" meta:character-count="502" meta:non-whitespace-character-count="427"/>
    <meta:generator>LibreOffice/5.3.7.2$Windows_X86_64 LibreOffice_project/6b8ed514a9f8b44d37a1b96673cbbdd077e24059</meta:generator>
  </office:meta>
</office:document-meta>
</file>